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7df7" officeooo:paragraph-rsid="00027df7"/>
    </style:style>
    <style:style style:name="P2" style:family="paragraph" style:parent-style-name="Standard">
      <style:paragraph-properties fo:text-align="center" style:justify-single-word="false"/>
      <style:text-properties officeooo:rsid="00027df7" officeooo:paragraph-rsid="00027df7"/>
    </style:style>
    <style:style style:name="P3" style:family="paragraph" style:parent-style-name="Standard">
      <style:text-properties officeooo:rsid="00027df7" officeooo:paragraph-rsid="0003177c"/>
    </style:style>
    <style:style style:name="P4" style:family="paragraph" style:parent-style-name="Standard">
      <style:text-properties officeooo:rsid="00027df7" officeooo:paragraph-rsid="00059b6b"/>
    </style:style>
    <style:style style:name="P5" style:family="paragraph" style:parent-style-name="Standard">
      <style:text-properties officeooo:rsid="0003177c" officeooo:paragraph-rsid="00059b6b"/>
    </style:style>
    <style:style style:name="P6" style:family="paragraph" style:parent-style-name="Standard">
      <style:text-properties officeooo:rsid="0004110c" officeooo:paragraph-rsid="0004110c"/>
    </style:style>
    <style:style style:name="P7" style:family="paragraph" style:parent-style-name="Standard">
      <style:text-properties officeooo:rsid="0003177c" officeooo:paragraph-rsid="0003177c"/>
    </style:style>
    <style:style style:name="T1" style:family="text">
      <style:text-properties officeooo:rsid="00027df7"/>
    </style:style>
    <style:style style:name="T2" style:family="text">
      <style:text-properties officeooo:rsid="0003177c"/>
    </style:style>
    <style:style style:name="T3" style:family="text">
      <style:text-properties officeooo:rsid="0004110c"/>
    </style:style>
    <style:style style:name="T4" style:family="text">
      <style:text-properties officeooo:rsid="0004d4e6"/>
    </style:style>
    <style:style style:name="T5" style:family="text">
      <style:text-properties officeooo:rsid="00059b6b"/>
    </style:style>
    <style:style style:name="T6" style:family="text">
      <style:text-properties officeooo:rsid="0006d1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======================================================</text:p>
      <text:p text:style-name="P2">USER MANUAL</text:p>
      <text:p text:style-name="P1">=========================================================================</text:p>
      <text:p text:style-name="P1">This is the manual page for the MPX OS Version</text:p>
      <text:p text:style-name="P1"><text:s text:c="3"/>-If you are running a different version of MPX OS please view the documentation for</text:p>
      <text:p text:style-name="P1"><text:s text:c="3"/>the specific version you are using.</text:p>
      <text:p text:style-name="P1"><text:s text:c="3"/></text:p>
      <text:p text:style-name="P1">=========================================================================</text:p>
      <text:p text:style-name="P2">READING MANUAL PAGES</text:p>
      <text:p text:style-name="P1">=========================================================================</text:p>
      <text:p text:style-name="P1">Manual pages are intended as a quick reference for people who have an understanding of technology.</text:p>
      <text:p text:style-name="P1"><text:s text:c="3"/>-For more information about this technology, look in the Programmers'Manual.</text:p>
      <text:p text:style-name="P1"><text:s text:c="3"/></text:p>
      <text:p text:style-name="P1">=========================================================================</text:p>
      <text:p text:style-name="P2">SECTION 1: USER COMMANDS</text:p>
      <text:p text:style-name="P1">=========================================================================</text:p>
      <text:p text:style-name="P1">NAME</text:p>
      <text:p text:style-name="P1"><text:tab/>version - print current system version<text:tab/></text:p>
      <text:p text:style-name="P1"/>
      <text:p text:style-name="P1">SYNOPSIS</text:p>
      <text:p text:style-name="P1"><text:tab/>version<text:tab/></text:p>
      <text:p text:style-name="P1"/>
      <text:p text:style-name="P1">DESCRIPTION</text:p>
      <text:p text:style-name="P1"><text:tab/>Version <text:span text:style-name="T5">provides </text:span>user with information about the current</text:p>
      <text:p text:style-name="P1"><text:tab/>system in use via the command line.</text:p>
      <text:p text:style-name="P1"/>
      <text:p text:style-name="P1">EXAMPLES</text:p>
      <text:p text:style-name="P1"><text:tab/>version</text:p>
      <text:p text:style-name="P1"><text:tab/><text:tab/>MPX R5(1/27/2016)</text:p>
      <text:p text:style-name="P1"><text:tab/><text:tab/></text:p>
      <text:p text:style-name="P1">SEE ALSO</text:p>
      <text:p text:style-name="P1"><text:tab/>NON<text:span text:style-name="T5">E</text:span></text:p>
      <text:p text:style-name="P4"/>
      <text:p text:style-name="P4"/>
      <text:p text:style-name="P4"/>
      <text:p text:style-name="P4"/>
      <text:p text:style-name="P4">NAME</text:p>
      <text:p text:style-name="P4"><text:tab/>loadr3 - loads r3 processes</text:p>
      <text:p text:style-name="P4"><text:tab/></text:p>
      <text:p text:style-name="P4">SYNOPSIS</text:p>
      <text:p text:style-name="P4"><text:tab/>loadr3</text:p>
      <text:p text:style-name="P4"><text:tab/></text:p>
      <text:p text:style-name="P4">DESCRIPTION</text:p>
      <text:p text:style-name="P4"><text:tab/>loadr3 will load all the r3 processes into memory in a suspended ready state at any priority of <text:tab/>the users choosing</text:p>
      <text:p text:style-name="P4"><text:tab/></text:p>
      <text:p text:style-name="P4">EXAMPLES</text:p>
      <text:p text:style-name="P4"><text:tab/>loadr3</text:p>
      <text:p text:style-name="P4"><text:tab/><text:tab/><text:span text:style-name="T5">loads the r3 processes into memory in a suspended ready state.</text:span></text:p>
      <text:p text:style-name="P4"><text:soft-page-break/>SEE ALSO</text:p>
      <text:p text:style-name="P4"><text:tab/>NONE</text:p>
      <text:p text:style-name="P1"/>
      <text:p text:style-name="P1"/>
      <text:p text:style-name="P1"/>
      <text:p text:style-name="P1"/>
      <text:p text:style-name="P4">NAME</text:p>
      <text:p text:style-name="P4"><text:tab/>shutdown - allows system to be shutdown</text:p>
      <text:p text:style-name="P4"><text:tab/></text:p>
      <text:p text:style-name="P4">SYNOPSIS</text:p>
      <text:p text:style-name="P4"><text:tab/>shutdown</text:p>
      <text:p text:style-name="P4"><text:tab/></text:p>
      <text:p text:style-name="P4">DESCRIPTION</text:p>
      <text:p text:style-name="P4"><text:tab/>Shutdown (or exit) is a means for the user to properly shutdown the </text:p>
      <text:p text:style-name="P4"><text:tab/>system by exiting the command handler loop</text:p>
      <text:p text:style-name="P4"><text:tab/></text:p>
      <text:p text:style-name="P4">EXAMPLES</text:p>
      <text:p text:style-name="P4"><text:tab/>shutdown</text:p>
      <text:p text:style-name="P5"><text:tab/><text:tab/><text:span text:style-name="T1">klogv: Starting system shutdown procedure...</text:span></text:p>
      <text:p text:style-name="P4"><text:tab/><text:tab/>klogv: Shutdown complete. You may now turn off the machine.</text:p>
      <text:p text:style-name="P4"><text:tab/><text:tab/>(QEMU: C-a x)</text:p>
      <text:p text:style-name="P4"><text:tab/><text:tab/></text:p>
      <text:p text:style-name="P4">SEE ALSO</text:p>
      <text:p text:style-name="P4"><text:tab/>exit</text:p>
      <text:p text:style-name="P1"/>
      <text:p text:style-name="P1"/>
      <text:p text:style-name="P1"/>
      <text:p text:style-name="P1"/>
      <text:p text:style-name="P4">NAME</text:p>
      <text:p text:style-name="P4"><text:tab/>date - Allows users to view or set the current system date and time</text:p>
      <text:p text:style-name="P4"/>
      <text:p text:style-name="P4">SYNOPSIS</text:p>
      <text:p text:style-name="P4"><text:tab/>date </text:p>
      <text:p text:style-name="P4"><text:tab/>date <text:span text:style-name="T2">[</text:span>--set <text:s/>MM-DD-YY HH:MM:SS]</text:p>
      <text:p text:style-name="P4"><text:tab/></text:p>
      <text:p text:style-name="P4">DESCRIPTION</text:p>
      <text:p text:style-name="P4"><text:tab/>Date is a means for the user to check or set the current system date and time.</text:p>
      <text:p text:style-name="P4"><text:tab/>Because date allows the user to check and set the time as well as the date, it</text:p>
      <text:p text:style-name="P4"><text:tab/>eliminates the need for a time command.</text:p>
      <text:p text:style-name="P4"><text:tab/></text:p>
      <text:p text:style-name="P4">EXAMPLES</text:p>
      <text:p text:style-name="P4"><text:tab/>date</text:p>
      <text:p text:style-name="P4"><text:tab/><text:tab/>02-02-16 09:07:32 (MM-DD-YR HH:MM:SS)</text:p>
      <text:p text:style-name="P4"/>
      <text:p text:style-name="P4"><text:tab/>date --set 01-01-01 00:00:00</text:p>
      <text:p text:style-name="P4"><text:tab/><text:tab/><text:span text:style-name="T6">{</text:span>sets current date to January 1st, 2001 and time to midnight<text:span text:style-name="T6">}</text:span></text:p>
      <text:p text:style-name="P4">SEE ALSO</text:p>
      <text:p text:style-name="P4"><text:tab/>NONE</text:p>
      <text:p text:style-name="P4"/>
      <text:p text:style-name="P1"><text:soft-page-break/>NAME</text:p>
      <text:p text:style-name="P1"><text:tab/>help - prints list of available commands and a brief description of each</text:p>
      <text:p text:style-name="P1"><text:tab/></text:p>
      <text:p text:style-name="P1">SYNOPSIS</text:p>
      <text:p text:style-name="P1"><text:tab/><text:span text:style-name="T2">help</text:span></text:p>
      <text:p text:style-name="P1"><text:tab/>help <text:span text:style-name="T2">[version] <text:s/>[date] <text:s/>[shutdown] <text:s/>[exit] <text:s/>[pcb] <text:s/>[showAllocated] <text:s/>[showFree]</text:span></text:p>
      <text:p text:style-name="P1"><text:tab/></text:p>
      <text:p text:style-name="P1">DESCRIPTION</text:p>
      <text:p text:style-name="P1"><text:tab/>Help is a means of providing the user with a list of <text:span text:style-name="T2">available</text:span> commands and</text:p>
      <text:p text:style-name="P1"><text:tab/>usage instructions for each</text:p>
      <text:p text:style-name="P1"><text:tab/></text:p>
      <text:p text:style-name="P1">EXAMPLES</text:p>
      <text:p text:style-name="P1"><text:tab/>help</text:p>
      <text:p text:style-name="P1"><text:tab/><text:tab/>Commands <text:span text:style-name="T2">available</text:span> are:</text:p>
      <text:p text:style-name="P1"><text:tab/><text:tab/>help</text:p>
      <text:p text:style-name="P1"><text:tab/><text:tab/>version</text:p>
      <text:p text:style-name="P1"><text:tab/><text:tab/>date</text:p>
      <text:p text:style-name="P1"><text:tab/><text:tab/>shutdown</text:p>
      <text:p text:style-name="P1"><text:tab/><text:tab/>exit</text:p>
      <text:p text:style-name="P1"><text:tab/><text:tab/>pcb</text:p>
      <text:p text:style-name="P1"><text:tab/><text:tab/><text:span text:style-name="T2">showAllocated</text:span></text:p>
      <text:p text:style-name="P1"><text:tab/><text:tab/><text:span text:style-name="T2">showFree</text:span></text:p>
      <text:p text:style-name="P1"/>
      <text:p text:style-name="P1"><text:tab/>help version</text:p>
      <text:p text:style-name="P1"><text:tab/><text:tab/>Usage: version</text:p>
      <text:p text:style-name="P1"><text:tab/><text:tab/>Description: The version command displays the current version of the MPX operating <text:tab/><text:tab/><text:tab/>system</text:p>
      <text:p text:style-name="P1"><text:tab/><text:tab/>Arguments: none</text:p>
      <text:p text:style-name="P1"/>
      <text:p text:style-name="P1"><text:tab/>help date</text:p>
      <text:p text:style-name="P1"><text:tab/><text:tab/>Usage: data [ARGUEMENT] [MM-DD-YR: HH:MM:SS]</text:p>
      <text:p text:style-name="P1"><text:tab/><text:tab/>Description: the date command can be use to set or check the current system time</text:p>
      <text:p text:style-name="P1"><text:tab/><text:tab/>Arguments: --set</text:p>
      <text:p text:style-name="P1"/>
      <text:p text:style-name="P1"><text:tab/>help shutdown</text:p>
      <text:p text:style-name="P1"><text:tab/><text:tab/>Usage: shutdown</text:p>
      <text:p text:style-name="P1"><text:tab/><text:tab/>Description: The shutdown command will halt all processes and shut the operating <text:tab/><text:tab/><text:tab/>system down.</text:p>
      <text:p text:style-name="P1"/>
      <text:p text:style-name="P1"><text:tab/>help pcb</text:p>
      <text:p text:style-name="P1"><text:tab/><text:tab/>Usage: pcb</text:p>
      <text:p text:style-name="P1"><text:tab/><text:tab/>Description: The pcb command is used for manipulating the pcb</text:p>
      <text:p text:style-name="P1"><text:tab/><text:tab/>Arguments:</text:p>
      <text:p text:style-name="P1"><text:tab/><text:tab/><text:tab/>--suspend NAME</text:p>
      <text:p text:style-name="P1"><text:tab/><text:tab/><text:tab/>--resume NAME</text:p>
      <text:p text:style-name="P1"><text:tab/><text:tab/><text:tab/>--show-all</text:p>
      <text:p text:style-name="P1"><text:tab/><text:tab/><text:tab/>--show-ready</text:p>
      <text:p text:style-name="P1"><text:tab/><text:tab/><text:tab/>--show-blocked</text:p>
      <text:p text:style-name="P1"><text:tab/><text:tab/><text:tab/>--set-priority NAME PRIORITY</text:p>
      <text:p text:style-name="P1"><text:soft-page-break/></text:p>
      <text:p text:style-name="P1"><text:tab/><text:span text:style-name="T4">help loadr3</text:span></text:p>
      <text:p text:style-name="P1"><text:tab/><text:tab/><text:span text:style-name="T4">Usage: loadr3</text:span></text:p>
      <text:p text:style-name="P1"><text:tab/><text:tab/><text:span text:style-name="T4">Description: The loadr3 command is used to load all r3 processes into memory</text:span></text:p>
      <text:p text:style-name="P1"><text:tab/><text:tab/><text:span text:style-name="T4">Arguments: none</text:span></text:p>
      <text:p text:style-name="P1"/>
      <text:p text:style-name="P1"><text:tab/><text:span text:style-name="T4">help showAllocated</text:span></text:p>
      <text:p text:style-name="P1"><text:tab/><text:tab/><text:span text:style-name="T4">Usage: showAllocated</text:span></text:p>
      <text:p text:style-name="P1"><text:tab/><text:tab/><text:span text:style-name="T4">Description: Shows allocated memory</text:span></text:p>
      <text:p text:style-name="P1"><text:tab/><text:tab/><text:span text:style-name="T4">Arguments: none</text:span></text:p>
      <text:p text:style-name="P1"/>
      <text:p text:style-name="P1"><text:tab/><text:span text:style-name="T4">help showFree</text:span></text:p>
      <text:p text:style-name="P1"><text:tab/><text:tab/><text:span text:style-name="T5">Usage: showFree</text:span></text:p>
      <text:p text:style-name="P1"><text:tab/><text:tab/><text:span text:style-name="T5">Description: Shows free memory</text:span></text:p>
      <text:p text:style-name="P1"><text:tab/><text:tab/><text:span text:style-name="T5">Arguments: none</text:span></text:p>
      <text:p text:style-name="P1"><text:tab/><text:tab/><text:tab/><text:tab/><text:tab/></text:p>
      <text:p text:style-name="P1">SEE ALSO</text:p>
      <text:p text:style-name="P1"><text:tab/>NONE</text:p>
      <text:p text:style-name="P1"><text:s text:c="4"/></text:p>
      <text:p text:style-name="P1"/>
      <text:p text:style-name="P1"/>
      <text:p text:style-name="P1"/>
      <text:p text:style-name="P4">NAME</text:p>
      <text:p text:style-name="P4"><text:tab/>exit - allows the user to shutdown the system</text:p>
      <text:p text:style-name="P4"><text:tab/></text:p>
      <text:p text:style-name="P4">SYNOPSIS</text:p>
      <text:p text:style-name="P4"><text:tab/>exit</text:p>
      <text:p text:style-name="P4"><text:tab/></text:p>
      <text:p text:style-name="P4">DESCRIPTION</text:p>
      <text:p text:style-name="P4"><text:tab/>exit (or shutdown) allows the user to properly shutdown the system by exiting </text:p>
      <text:p text:style-name="P4"><text:tab/>the command handler loop</text:p>
      <text:p text:style-name="P4"><text:tab/></text:p>
      <text:p text:style-name="P4">EXAMPLES</text:p>
      <text:p text:style-name="P4"><text:tab/>exit</text:p>
      <text:p text:style-name="P4"><text:tab/><text:tab/>klogv: Starting system shutdown procedure...</text:p>
      <text:p text:style-name="P4"><text:tab/><text:tab/>klogv: Shutdown complete. You may now turn off the machine.</text:p>
      <text:p text:style-name="P4"><text:tab/><text:tab/>(QEMU: C-a x)</text:p>
      <text:p text:style-name="P4"><text:tab/></text:p>
      <text:p text:style-name="P4">SEE ALSO</text:p>
      <text:p text:style-name="P4"><text:tab/>shutdow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NAME</text:p>
      <text:p text:style-name="P1"><text:tab/>pcb - Allows the user to manipulate the pcb</text:p>
      <text:p text:style-name="P1"/>
      <text:p text:style-name="P1">SYNOPSIS</text:p>
      <text:p text:style-name="P1"/>
      <text:p text:style-name="P3"><text:tab/>pcb [--<text:span text:style-name="T2">suspend <text:s/>NAME</text:span>] <text:s/><text:span text:style-name="T2">[--resume NAME] <text:s/>[--show-ready] <text:s/>[--show-blocked] <text:s/>[--show-all] <text:s/></text:span></text:p>
      <text:p text:style-name="P7"><text:tab/>[--set-priority]</text:p>
      <text:p text:style-name="P1"/>
      <text:p text:style-name="P1">DESCRIPTION</text:p>
      <text:p text:style-name="P1"><text:tab/>PCB is a means for the user to manipulate the pcb by means of suspending, resuming, and <text:tab/>showing, <text:span text:style-name="T4">and changing the priorities of </text:span>pcbs in the system.</text:p>
      <text:p text:style-name="P1"/>
      <text:p text:style-name="P1">EXAMPLES</text:p>
      <text:p text:style-name="P1"/>
      <text:p text:style-name="P1"><text:tab/>pcb --set-priority meowmeow 4</text:p>
      <text:p text:style-name="P1"><text:tab/><text:tab/><text:span text:style-name="T6">{</text:span>sets the pcb named meowmeow's priority to 4. Returns an error if pcb does not exist, if <text:tab/><text:tab/>the pcb's priority is the same as the user specified.<text:span text:style-name="T6">}</text:span></text:p>
      <text:p text:style-name="P1"/>
      <text:p text:style-name="P1"><text:tab/>pcb --suspend meowmeow</text:p>
      <text:p text:style-name="P1"><text:tab/><text:tab/><text:span text:style-name="T6">{</text:span>changes the status of the pcb named meowmeow to suspended. Returns an error if the <text:tab/><text:tab/><text:tab/>pcb does not exist or if the pcb's state is already suspended.<text:span text:style-name="T6">}</text:span></text:p>
      <text:p text:style-name="P1"/>
      <text:p text:style-name="P1"><text:tab/>pcb --resume meowmeow</text:p>
      <text:p text:style-name="P1"><text:tab/><text:tab/><text:span text:style-name="T6">{</text:span>changes the status of the pcb named meowmeow to unsuspended. Returns an error if <text:tab/><text:tab/><text:tab/>the pcb does not exist or if the pcb's state is already unsuspended.<text:span text:style-name="T6">}</text:span></text:p>
      <text:p text:style-name="P1"/>
      <text:p text:style-name="P1"><text:tab/>pcb --show-ready</text:p>
      <text:p text:style-name="P1"><text:tab/><text:tab/><text:span text:style-name="T6">{</text:span>displays all the pcbs in the ready queue; includes the pcb's name, class, state, status, <text:tab/><text:tab/><text:tab/>and priorit<text:span text:style-name="T3">y in the following format:}</text:span></text:p>
      <text:p text:style-name="P1"/>
      <text:p text:style-name="P6"><text:tab/> <text:s text:c="3"/><text:tab/><text:tab/>Name: meowmeow</text:p>
      <text:p text:style-name="P6"><text:tab/> <text:s text:c="3"/><text:tab/><text:tab/>Class: System</text:p>
      <text:p text:style-name="P6"><text:tab/> <text:s text:c="3"/><text:tab/><text:tab/>State: Running</text:p>
      <text:p text:style-name="P6"><text:tab/> <text:s text:c="3"/><text:tab/><text:tab/>Status: Not suspended</text:p>
      <text:p text:style-name="P6"><text:tab/> <text:s text:c="3"/><text:tab/><text:tab/>Priority: 1</text:p>
      <text:p text:style-name="P1"/>
      <text:p text:style-name="P1"><text:tab/>pcb --show-blocked</text:p>
      <text:p text:style-name="P1"><text:tab/><text:tab/><text:span text:style-name="T6">{</text:span>displays all the pcbs in the blocked queue; includes the pcb's name, class, state, status, <text:tab/><text:tab/><text:tab/>and priority in the same format as --<text:span text:style-name="T2">show-ready}</text:span></text:p>
      <text:p text:style-name="P1"/>
      <text:p text:style-name="P1"><text:tab/>pcb --show-all</text:p>
      <text:p text:style-name="P1"><text:tab/><text:tab/><text:span text:style-name="T6">{</text:span>displays all the pcbs in both the ready and blocked queue; includes the pcb's name, <text:tab/><text:tab/><text:tab/>class, state, status, and priority in the same format as --show-<text:span text:style-name="T2">ready}</text:span></text:p>
      <text:p text:style-name="P1"><text:tab/> <text:s text:c="4"/></text:p>
      <text:p text:style-name="P1">SEE ALSO</text:p>
      <text:p text:style-name="P1"><text:tab/>NONE</text:p>
      <text:p text:style-name="P1"/>
      <text:p text:style-name="P1"/>
      <text:p text:style-name="P1"/>
      <text:p text:style-name="P1"><text:soft-page-break/>NAME</text:p>
      <text:p text:style-name="P1"><text:tab/>showAllocated - Displays the allocated Memory Control Blocks</text:p>
      <text:p text:style-name="P1"><text:tab/></text:p>
      <text:p text:style-name="P1">SYNOPSIS</text:p>
      <text:p text:style-name="P1"><text:tab/>showAllocated</text:p>
      <text:p text:style-name="P1"><text:tab/></text:p>
      <text:p text:style-name="P1">DESCRIPTION</text:p>
      <text:p text:style-name="P1"><text:tab/>showAllocated is a means to travere through the Allocated list and displays the address of each <text:tab/>block in the list and its corresponding size.</text:p>
      <text:p text:style-name="P1"><text:tab/></text:p>
      <text:p text:style-name="P1">EXAMPLES</text:p>
      <text:p text:style-name="P1"><text:tab/>showAllocated</text:p>
      <text:p text:style-name="P1"><text:tab/><text:tab/>$showAllocated</text:p>
      <text:p text:style-name="P1"><text:tab/><text:tab/>Size: 2112</text:p>
      <text:p text:style-name="P1"><text:tab/><text:tab/>Begining Address: 218103864</text:p>
      <text:p text:style-name="P1"/>
      <text:p text:style-name="P1"><text:tab/><text:tab/>Size: 2112</text:p>
      <text:p text:style-name="P1"><text:tab/><text:tab/>Begining Address: 218106040</text:p>
      <text:p text:style-name="P1"/>
      <text:p text:style-name="P1"><text:tab/><text:tab/>Size: 2112</text:p>
      <text:p text:style-name="P1"><text:tab/><text:tab/>Begining Address: 218108216</text:p>
      <text:p text:style-name="P1"/>
      <text:p text:style-name="P1"><text:tab/><text:tab/>Size: 2112</text:p>
      <text:p text:style-name="P1"><text:tab/><text:tab/>Begining Address: 218110392</text:p>
      <text:p text:style-name="P1"/>
      <text:p text:style-name="P1"><text:tab/><text:tab/>Size: 2112</text:p>
      <text:p text:style-name="P1"><text:tab/><text:tab/>Begining Address: 218112568</text:p>
      <text:p text:style-name="P1"/>
      <text:p text:style-name="P1"><text:tab/><text:tab/>Size: 2112</text:p>
      <text:p text:style-name="P1"><text:tab/><text:tab/>Begining Address: 218114744</text:p>
      <text:p text:style-name="P1"><text:tab/></text:p>
      <text:p text:style-name="P1"><text:tab/><text:tab/>Size: 2112</text:p>
      <text:p text:style-name="P1"><text:tab/><text:tab/>Begining Address: 218116920</text:p>
      <text:p text:style-name="P1"><text:tab/><text:tab/></text:p>
      <text:p text:style-name="P1">SEE ALSO</text:p>
      <text:p text:style-name="P1"><text:tab/>NONE</text:p>
      <text:p text:style-name="P1"/>
      <text:p text:style-name="P1"/>
      <text:p text:style-name="P1"/>
      <text:p text:style-name="P1"/>
      <text:p text:style-name="P4">NAME</text:p>
      <text:p text:style-name="P4"><text:tab/>showFree - Displays the Free memory</text:p>
      <text:p text:style-name="P4"><text:tab/></text:p>
      <text:p text:style-name="P4">SYNOPSIS</text:p>
      <text:p text:style-name="P4"><text:tab/>showFree</text:p>
      <text:p text:style-name="P4"><text:tab/></text:p>
      <text:p text:style-name="P4">DESCRIPTION</text:p>
      <text:p text:style-name="P4"><text:tab/>showFree is a means to traverse through the Free list and display the address of each block in <text:tab/>the list along with its corresponding size.</text:p>
      <text:p text:style-name="P4"><text:soft-page-break/><text:tab/></text:p>
      <text:p text:style-name="P4">EXAMPLES</text:p>
      <text:p text:style-name="P4"><text:tab/>showFree</text:p>
      <text:p text:style-name="P4"><text:tab/><text:tab/>$showFree</text:p>
      <text:p text:style-name="P4"><text:tab/><text:tab/>Size: 34768</text:p>
      <text:p text:style-name="P4"><text:tab/><text:tab/>Begining Address: 218119096</text:p>
      <text:p text:style-name="P4"><text:tab/><text:tab/></text:p>
      <text:p text:style-name="P4">SEE ALSO</text:p>
      <text:p text:style-name="P4"><text:tab/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1:54:56.342004916</meta:creation-date>
    <dc:date>2016-04-27T23:23:54.584515293</dc:date>
    <meta:editing-duration>PT11M57S</meta:editing-duration>
    <meta:editing-cycles>1</meta:editing-cycles>
    <meta:generator>LibreOffice/4.4.6.3$Linux_X86_64 LibreOffice_project/40m0$Build-3</meta:generator>
    <meta:document-statistic meta:table-count="0" meta:image-count="0" meta:object-count="0" meta:page-count="7" meta:paragraph-count="231" meta:word-count="905" meta:character-count="6189" meta:non-whitespace-character-count="5155"/>
  </office:meta>
</office:document-meta>
</file>